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/>
      <style:text-properties style:font-name="Arial" fo:font-size="9pt" style:font-name-asian="Arial" style:font-size-asian="9pt" style:font-name-complex="Arial"/>
    </style:style>
    <style:style style:name="P2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0008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2138in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0543i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0075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8" style:family="paragraph" style:parent-style-name="Standard">
      <style:paragraph-properties fo:line-height="0.1126in"/>
      <style:text-properties style:text-position="super 58%" style:font-name="Times New Roman1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style:line-height-at-least="0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0" style:family="paragraph" style:parent-style-name="Standard">
      <style:paragraph-properties fo:line-height="0.0091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1" style:family="paragraph" style:parent-style-name="Standard">
      <style:paragraph-properties fo:line-height="0.0075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2" style:family="paragraph" style:parent-style-name="Standard">
      <style:paragraph-properties fo:line-height="0.0008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3" style:family="paragraph" style:parent-style-name="Standard">
      <style:paragraph-properties fo:line-height="0.0134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4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/>
    </style:style>
    <style:style style:name="P15" style:family="paragraph" style:parent-style-name="Standard">
      <style:paragraph-properties fo:line-height="0.0008in"/>
      <style:text-properties style:font-name="Times New Roman1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0083in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17" style:family="paragraph" style:parent-style-name="Standard">
      <style:paragraph-properties fo:line-height="0.0075in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style:line-height-at-least="0in"/>
      <style:text-properties officeooo:paragraph-rsid="00194287"/>
    </style:style>
    <style:style style:name="P19" style:family="paragraph" style:parent-style-name="Standard">
      <style:paragraph-properties fo:line-height="0.0083in"/>
      <style:text-properties fo:color="#0000ff"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tyle="italic" fo:font-weight="bold" style:font-name-asian="Times New Roman" style:font-style-asian="italic" style:font-weight-asian="bold" style:font-name-complex="Times New Roman"/>
    </style:style>
    <style:style style:name="P25" style:family="paragraph" style:parent-style-name="Standard">
      <style:paragraph-properties fo:margin-left="0.2083in" fo:margin-right="0in" fo:line-height="98%" fo:text-indent="0in" style:auto-text-indent="false"/>
    </style:style>
    <style:style style:name="P26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officeooo:paragraph-rsid="000cfa5a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0pt" style:font-size-asian="10pt" style:font-size-complex="10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style:font-size-asian="10pt" style:font-size-complex="10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officeooo:paragraph-rsid="0009fc46" style:font-size-asian="10pt" style:font-size-complex="10pt"/>
    </style:style>
    <style:style style:name="P30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31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32" style:family="paragraph" style:parent-style-name="Standard">
      <style:paragraph-properties fo:margin-left="0.2043in" fo:margin-right="0in" style:line-height-at-least="0in" fo:text-indent="0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left="0.5in" fo:margin-right="0in" fo:line-height="91%" fo:text-indent="0in" style:auto-text-indent="false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4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35" style:family="paragraph" style:parent-style-name="Standard" style:list-style-name="L1">
      <style:paragraph-properties fo:line-height="98%">
        <style:tab-stops>
          <style:tab-stop style:position="0.4583in"/>
        </style:tab-stops>
      </style:paragraph-properties>
      <style:text-properties style:font-name="Times New Roman1" officeooo:rsid="000e4fb5" officeooo:paragraph-rsid="000e4fb5"/>
    </style:style>
    <style:style style:name="P36" style:family="paragraph" style:parent-style-name="Standard" style:list-style-name="WW8Num1">
      <style:paragraph-properties fo:margin-left="0.4445in" fo:margin-right="0.0417in" style:line-height-at-least="0in" fo:text-indent="-0.2516in" style:auto-text-indent="false">
        <style:tab-stops>
          <style:tab-stop style:position="0.4445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7" style:family="paragraph" style:parent-style-name="Standard" style:list-style-name="WW8Num1">
      <style:paragraph-properties fo:margin-left="0.7083in" fo:margin-right="0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WW8Num1">
      <style:paragraph-properties fo:margin-left="0.7083in" fo:margin-right="0.1945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9" style:family="paragraph" style:parent-style-name="Standard" style:list-style-name="WW8Num1">
      <style:paragraph-properties fo:margin-left="0.4583in" fo:margin-right="0.0138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40" style:family="paragraph" style:parent-style-name="Standard" style:list-style-name="WW8Num2">
      <style:paragraph-properties fo:margin-left="0.4583in" fo:margin-right="0.3055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41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P42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43" style:family="paragraph" style:parent-style-name="Standard" style:list-style-name="WW8Num2">
      <style:paragraph-properties fo:margin-left="0.4583in" fo:margin-right="0.3752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P44" style:family="paragraph" style:parent-style-name="Standard" style:list-style-name="WW8Num4">
      <style:paragraph-properties fo:margin-left="0.5in" fo:margin-right="0.0693in" fo:line-height="78%" fo:text-indent="-0.2457in" style:auto-text-indent="false">
        <style:tab-stops>
          <style:tab-stop style:position="0.5in"/>
        </style:tab-stops>
      </style:paragraph-properties>
      <style:text-properties style:font-name="Times New Roman1" fo:font-size="10pt" style:font-size-asian="10pt" style:font-size-complex="10pt"/>
    </style:style>
    <style:style style:name="P45" style:family="paragraph" style:parent-style-name="Standard" style:list-style-name="WW8Num4">
      <style:paragraph-properties fo:margin-left="0.5in" fo:margin-right="0.1528in" fo:line-height="75%" fo:text-indent="-0.2457in" style:auto-text-indent="false">
        <style:tab-stops>
          <style:tab-stop style:position="0.5in"/>
        </style:tab-stops>
      </style:paragraph-properties>
      <style:text-properties fo:font-variant="normal" fo:text-transform="none" style:text-position="0% 100%" style:font-name="Times New Roman1" fo:font-size="10pt" fo:letter-spacing="normal" fo:font-style="normal" fo:font-weight="normal" officeooo:rsid="00062e4e" officeooo:paragraph-rsid="00062e4e" style:font-size-asian="10pt" style:font-size-complex="10pt"/>
    </style:style>
    <style:style style:name="P46" style:family="paragraph" style:parent-style-name="Standard" style:list-style-name="WW8Num4">
      <style:paragraph-properties fo:margin-left="0.5in" fo:margin-right="0.1528in" fo:line-height="75%" fo:text-indent="-0.2457in" style:auto-text-indent="false">
        <style:tab-stops>
          <style:tab-stop style:position="0.5in"/>
        </style:tab-stops>
      </style:paragraph-properties>
      <style:text-properties officeooo:paragraph-rsid="00062e4e"/>
    </style:style>
    <style:style style:name="P47" style:family="paragraph" style:parent-style-name="Standard" style:list-style-name="WW8Num4">
      <style:paragraph-properties fo:margin-left="0.5in" fo:margin-right="0in" fo:line-height="76%" fo:text-indent="-0.2457in" style:auto-text-indent="false">
        <style:tab-stops>
          <style:tab-stop style:position="0.5in"/>
        </style:tab-stops>
      </style:paragraph-properties>
      <style:text-properties style:font-name="Times New Roman1" fo:font-size="10pt" officeooo:paragraph-rsid="001fcf2d" style:font-size-asian="10pt" style:font-size-complex="10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31c34" style:font-name-asian="Times New Roman" style:font-name-complex="Times New Roman"/>
    </style:style>
    <style:style style:name="T3" style:family="text">
      <style:text-properties style:font-name="Times New Roman" officeooo:rsid="0003c30f" style:font-name-asian="Times New Roman" style:font-name-complex="Times New Roman"/>
    </style:style>
    <style:style style:name="T4" style:family="text">
      <style:text-properties style:font-name="Times New Roman" officeooo:rsid="001fcf2d" style:font-name-asian="Times New Roman" style:font-name-complex="Times New Roman"/>
    </style:style>
    <style:style style:name="T5" style:family="text">
      <style:text-properties style:font-name="Times New Roman" officeooo:rsid="0022385f" style:font-name-asian="Times New Roman" style:font-name-complex="Times New Roman"/>
    </style:style>
    <style:style style:name="T6" style:family="text">
      <style:text-properties style:font-name="Times New Roman" fo:font-weight="bold" style:font-name-asian="Times New Roman" style:font-weight-asian="bold" style:font-name-complex="Times New Roman"/>
    </style:style>
    <style:style style:name="T7" style:family="text">
      <style:text-properties style:font-name="Times New Roman" fo:font-size="11pt" style:font-name-asian="Times New Roman" style:font-size-asian="11pt" style:font-name-complex="Times New Roman"/>
    </style:style>
    <style:style style:name="T8" style:family="text">
      <style:text-properties style:font-name-asian="Times New Roman" style:font-name-complex="Times New Roman"/>
    </style:style>
    <style:style style:name="T9" style:family="text">
      <style:text-properties fo:font-weight="bold" style:font-name-asian="Times New Roman" style:font-weight-asian="bold" style:font-name-complex="Times New Roman"/>
    </style:style>
    <style:style style:name="T10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11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12" style:family="text">
      <style:text-properties fo:font-weight="bold" officeooo:rsid="000fb89b" style:font-name-asian="Times New Roman" style:font-weight-asian="bold" style:font-name-complex="Times New Roman"/>
    </style:style>
    <style:style style:name="T13" style:family="text">
      <style:text-properties fo:font-weight="bold" officeooo:rsid="0010ba13" style:font-name-asian="Times New Roman" style:font-weight-asian="bold" style:font-name-complex="Times New Roman"/>
    </style:style>
    <style:style style:name="T14" style:family="text">
      <style:text-properties fo:color="#0000ff" style:font-name="Times New Roman" fo:font-size="9pt" style:text-underline-style="solid" style:text-underline-width="auto" style:text-underline-color="font-color" style:font-name-asian="Times New Roman" style:font-size-asian="9pt" style:font-name-complex="Times New Roman"/>
    </style:style>
    <style:style style:name="T15" style:family="text">
      <style:text-properties style:font-name="Times New Roman1" fo:font-size="10pt" style:font-name-asian="Times New Roman" style:font-size-asian="10pt" style:font-name-complex="Times New Roman" style:font-size-complex="10pt"/>
    </style:style>
    <style:style style:name="T16" style:family="text"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17" style:family="text"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T18" style:family="text">
      <style:text-properties style:font-name="Times New Roman1" fo:font-size="10pt" fo:font-style="italic" fo:font-weight="bold" officeooo:rsid="000c40ba" style:font-name-asian="Times New Roman" style:font-size-asian="10pt" style:font-style-asian="italic" style:font-weight-asian="bold" style:font-name-complex="Times New Roman" style:font-size-complex="10pt"/>
    </style:style>
    <style:style style:name="T19" style:family="text">
      <style:text-properties style:font-name="Times New Roman1" fo:font-size="10pt" fo:font-style="italic" fo:font-weight="bold" officeooo:rsid="000b273f" style:font-name-asian="Times New Roman" style:font-size-asian="10pt" style:font-style-asian="italic" style:font-weight-asian="bold" style:font-name-complex="Times New Roman" style:font-size-complex="10pt"/>
    </style:style>
    <style:style style:name="T20" style:family="text">
      <style:text-properties fo:font-variant="normal" fo:text-transform="none" style:font-name="Times New Roman1" fo:font-size="10pt" fo:letter-spacing="normal" fo:font-style="normal" fo:font-weight="bold" style:font-name-asian="Times New Roman" style:font-size-asian="10pt" style:font-name-complex="Times New Roman" style:font-size-complex="10pt"/>
    </style:style>
    <style:style style:name="T21" style:family="text">
      <style:text-properties fo:font-variant="normal" fo:text-transform="none" style:font-name="Times New Roman1" fo:font-size="10pt" fo:letter-spacing="normal" fo:font-style="normal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2" style:family="text">
      <style:text-properties fo:font-weight="normal" style:font-name-asian="Times New Roman" style:font-weight-asian="normal" style:font-name-complex="Times New Roman" style:font-weight-complex="normal"/>
    </style:style>
    <style:style style:name="T23" style:family="text">
      <style:text-properties officeooo:rsid="00251725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4"><text:bookmark text:name="page1"/>DAVID SOLODUKHIN</text:p>
        <text:p text:style-name="P2"/>
        <text:p text:style-name="P7">EDUCATION</text:p>
        <text:p text:style-name="P20"/>
        <text:p text:style-name="P1"><text:s/>U.S. CITIZEN | 914-564-8872 | DAVID.SOLODUKHIN@GATECH.EDU</text:p>
      </text:section>
      <text:section text:style-name="Sect2" text:name="Section2">
        <text:p text:style-name="P3"/>
        <text:p text:style-name="P22"><text:span text:style-name="T6">Georgia Institute of Technology - Atlanta, GA</text:span><text:span text:style-name="T1"><text:tab/> <text:s text:c="2"/></text:span><text:span text:style-name="T6">Graduating Dec 2019</text:span></text:p>
        <text:p text:style-name="P24">Candidate for B.S. in Computer Science</text:p>
        <text:p text:style-name="P23">GPA: 3.96/4.0</text:p>
        <text:p text:style-name="P21"><text:span text:style-name="T6">Courses: </text:span><text:span text:style-name="T1">Information Security Lab, Systems and Networks, Advanced O.S. Development, </text:span><text:span text:style-name="T4">Net</text:span><text:span text:style-name="T5">working</text:span></text:p>
        <text:p text:style-name="P21"><text:span text:style-name="T6">Orgs</text:span><text:span text:style-name="T1">: Grey Hat Security CTF team: web exploit engineer, Linux Users Group; Phi Kappa</text:span><text:span text:style-name="T6"> </text:span><text:span text:style-name="T1">Theta (ΓΤ) Fraternity–</text:span><text:span text:style-name="T6"> </text:span><text:span text:style-name="T1">I.T. Chair</text:span></text:p>
        <text:p text:style-name="P4"/>
        <text:p text:style-name="P14">EXPERIENCE</text:p>
        <text:p text:style-name="P15"/>
        <text:p text:style-name="P27"><text:span text:style-name="T9">Prudential Financial – </text:span><text:span text:style-name="T8">Newark, NJ<text:tab/></text:span><text:span text:style-name="T9">May 2018 – August 2018</text:span></text:p>
        <text:p text:style-name="P30">Software Engineer Intern, Enterprise Services &amp; Systems</text:p>
        <text:p text:style-name="P17"/>
        <text:list xml:id="list2870303031" text:style-name="WW8Num1">
          <text:list-item>
            <text:p text:style-name="P36">Modernized in-house Metadata Management System (TMS) web application, enabling lower query latency, a wider array of query protocols as well as reorganization into <text:span text:style-name="T23">m</text:span>icroservices.</text:p>
          </text:list-item>
        </text:list>
        <text:p text:style-name="P9"/>
        <text:list xml:id="list35053128443031" text:continue-numbering="true" text:style-name="WW8Num1">
          <text:list-item>
            <text:list>
              <text:list-item>
                <text:list>
                  <text:list-item>
                    <text:p text:style-name="P37">Added frontend features using ReactJS (previously JSP) and rewrote Struts2 MVC functionality in Spring MVC(Web).</text:p>
                  </text:list-item>
                  <text:list-item>
                    <text:p text:style-name="P38">Using the Spring Framework, the application is now able to integrate with other middleware tools and provides microservices for metadata management. (Spring Web/Boot, JSP, Strut2, Maven, Gradle, Java 8, Javascript, Reactjs, ES6).</text:p>
                  </text:list-item>
                </text:list>
              </text:list-item>
              <text:list-item>
                <text:p text:style-name="P39">Reduced daily build time of MMS system by several hours with multi-module Maven build scripts that automate building of Oracle ADF applications.</text:p>
              </text:list-item>
            </text:list>
          </text:list-item>
        </text:list>
        <text:p text:style-name="P8"/>
        <text:p text:style-name="P28"><text:span text:style-name="T9">Institute for Information Security and Privacy - </text:span><text:span text:style-name="T8">Georgia Tech<text:tab/><text:tab/></text:span><text:span text:style-name="T9">October 2017 – </text:span><text:span text:style-name="T13">Present</text:span></text:p>
        <text:p text:style-name="P31">Undergraduate Research Assistant – Dr. Taesoo Kim</text:p>
        <text:p text:style-name="P16"/>
        <text:list xml:id="list2359486251" text:style-name="WW8Num2">
          <text:list-item>
            <text:p text:style-name="P40">Designed and evaluated new anti-fuzzing techniques to slow down modern fuzzers and protect software (ELF binaries) from malicious fuzzing.</text:p>
          </text:list-item>
          <text:list-item>
            <text:p text:style-name="P41"><text:span text:style-name="T8">Wrote LLVM passes in </text:span><text:span text:style-name="T9">C++</text:span><text:span text:style-name="T8"> to implement anti-fuzzing techniques in existing Linux executables.</text:span></text:p>
          </text:list-item>
        </text:list>
        <text:p text:style-name="P9"/>
        <text:list xml:id="list35051496840899" text:continue-numbering="true" text:style-name="WW8Num2">
          <text:list-item>
            <text:p text:style-name="P43"><text:span text:style-name="T8">Automated executable instrumentation, unit testing of anti-fuzzing methods as well as analysis and plotting of fuzzing statistics with </text:span><text:span text:style-name="T9">Python</text:span><text:span text:style-name="T8">.</text:span></text:p>
          </text:list-item>
        </text:list>
        <text:p text:style-name="P9"/>
        <text:list xml:id="list35052411793113" text:continue-numbering="true" text:style-name="WW8Num2">
          <text:list-item>
            <text:p text:style-name="P42">Revised and edited final paper which was submitted to USENIX and Black Hat.</text:p>
          </text:list-item>
        </text:list>
        <text:p text:style-name="P32"/>
        <text:p text:style-name="P29"><text:span text:style-name="T10">College of Computing - </text:span><text:span text:style-name="T22">Georgia Tech</text:span><text:span text:style-name="T8"><text:tab/> <text:s text:c="12"/></text:span><text:span text:style-name="T11">January 2018</text:span><text:span text:style-name="T9"> – </text:span><text:span text:style-name="T12">Present</text:span></text:p>
        <text:p text:style-name="P26"><text:span text:style-name="T17">Undergraduate </text:span><text:span text:style-name="T19">Teaching</text:span><text:span text:style-name="T17"> Assistant – </text:span><text:span text:style-name="T18">Design and Analysis of Operating Systems</text:span></text:p>
        <text:list xml:id="list3749590245" text:style-name="L1">
          <text:list-item>
            <text:p text:style-name="P35">Responsibilities consist of hosting office hours to help students understand the material as well as grading.</text:p>
          </text:list-item>
        </text:list>
        <text:p text:style-name="Standard"/>
        <text:p text:style-name="P18"><text:span text:style-name="T7">PROJECTS &amp; CVES– </text:span><text:a xlink:type="simple" xlink:href="https://www.github.com/david-Solodukhin" text:style-name="Internet_20_link" text:visited-style-name="Visited_20_Internet_20_Link"><text:span text:style-name="T14">GITHUB.COM/DAVID -SOLODUKHIN</text:span></text:a></text:p>
        <text:p text:style-name="P19"/>
        <text:list xml:id="list652757681" text:style-name="WW8Num4">
          <text:list-item>
            <text:p text:style-name="P44"><text:span text:style-name="T9">Linux Kernel Modules </text:span><text:span text:style-name="T8">(kernel v4.15.18): Developed a module which starts a UDP server process within the kernel for</text:span><text:span text:style-name="T9"> </text:span><text:span text:style-name="T8">transmitting O.S. filesystem, process stats. Implemented a kernel module for network traffic artificial throttling and packet proxy. Modules were written in C.</text:span></text:p>
          </text:list-item>
        </text:list>
        <text:p text:style-name="P10"/>
        <text:list xml:id="list35052301826325" text:continue-numbering="true" text:style-name="WW8Num4">
          <text:list-item>
            <text:p text:style-name="P45"><text:span text:style-name="T9">Linux Kernel Hypervisor(KVM) Scheduler</text:span><text:span text:style-name="T8">: KVM management app that load balances up to 24 virtual machines on a</text:span><text:span text:style-name="T9"> </text:span><text:span text:style-name="T8">multi core processor based on virtual CPU &amp; memory load, leading to </text:span><text:span text:style-name="T9">~%5</text:span><text:span text:style-name="T8"> more throughput compared to native KVM (C,C++)</text:span></text:p>
          </text:list-item>
        </text:list>
        <text:p text:style-name="P11"/>
        <text:list xml:id="list35052290008009" text:continue-numbering="true" text:style-name="WW8Num4">
          <text:list-item>
            <text:p text:style-name="P46"><text:span text:style-name="T16">(K)ASLR and PIE for xv6</text:span><text:span text:style-name="T15">: Implemented user-space ASLR and simple kernel ASLR for the xv6 operating system. Also</text:span><text:span text:style-name="T16"> </text:span><text:span text:style-name="T15">added custom PIE support for xv6 binaries.</text:span></text:p>
          </text:list-item>
          <text:list-item>
            <text:p text:style-name="P46"><text:span text:style-name="T20">Map-Reduce GRPC Implementation: </text:span><text:span text:style-name="T21">Map-Reduce architecture using GRPC for rpc communication between cluster workers and master. Architecture includes separate worker and master applications written in C++ for Linux.</text:span></text:p>
          </text:list-item>
        </text:list>
        <text:p text:style-name="P12"/>
        <text:list xml:id="list35051608355473" text:continue-numbering="true" text:style-name="WW8Num4">
          <text:list-item>
            <text:p text:style-name="P47"><text:span text:style-name="T9">Wolfram Alpha Bug: </text:span><text:span text:style-name="T8">Found SSRF vulnerability in Wolfram Alpha’s api giving access to premium features for free.</text:span></text:p>
          </text:list-item>
        </text:list>
        <text:p text:style-name="P13"/>
        <text:p text:style-name="P33">Contacted WA team and exploit was patched.</text:p>
        <text:p text:style-name="P5"/>
        <text:p text:style-name="P7">SKILLS</text:p>
        <text:p text:style-name="P3"/>
        <text:p text:style-name="P21"><text:span text:style-name="T6">Languages: </text:span><text:span text:style-name="T1">Java, C, C++, Javascript, Python, (PL)SQL, Perl, PHP, x86/64 ISA (GAS, FASM)</text:span></text:p>
        <text:p text:style-name="P21"><text:span text:style-name="T6">Testing: </text:span><text:span text:style-name="T1">Selenium, TeamCity, TestComplete, Junit</text:span></text:p>
        <text:p text:style-name="P6"/>
        <text:p text:style-name="P25"><text:span text:style-name="T6">Technologies &amp; Tools: </text:span><text:span text:style-name="T1">Reactjs, Maven, Gradle, Node.js, JQuery, Android SDK, LLVM(Clang), Git, Mercurial, JSP, Oracle</text:span><text:span text:style-name="T6"> </text:span><text:span text:style-name="T1">Weblogic, Struts2, Spring Web, </text:span><text:span text:style-name="T2">Dart, Flutt</text:span><text:span text:style-name="T3">er, </text:span><text:span text:style-name="T1">KVM, QEMU, libvirt, Bash, Burp, IDA, Wireshark, Kali tools, Metasploit, PowerShell, Docker, DHT, Map-Reduce</text:span></text:p>
        <text:p text:style-name="P21"><text:span text:style-name="T6">Security: </text:span><text:span text:style-name="T1">Reverse Engineering, Digital Forensics, Pentesting, ROP, Linux Kernel-security, privilege escalation, fuzzing, Oracle</text:span></text:p>
        <text:p text:style-name="P23">Server Administration; WebLogic, Wildfly, AWS</text:p>
        <text:p text:style-name="P21"><text:span text:style-name="T6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03:50:51.209575246</dc:date>
    <meta:editing-duration>PT1H21M55S</meta:editing-duration>
    <meta:editing-cycles>29</meta:editing-cycles>
    <meta:generator>LibreOffice/6.1.3.2$Linux_X86_64 LibreOffice_project/10$Build-2</meta:generator>
    <meta:document-statistic meta:table-count="0" meta:image-count="0" meta:object-count="0" meta:page-count="1" meta:paragraph-count="38" meta:word-count="531" meta:character-count="3735" meta:non-whitespace-character-count="3232"/>
  </office:meta>
</office:document-meta>
</file>